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era Capstone</text:p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Capstone Project-The Battle of <text:s text:c="2"/>Neighborhoods</text:p>
      <text:p text:style-name="P1"><text:tab/> Written by: Gayatri Padh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Data Section</text:p>
      <text:p text:style-name="P2"><text:span text:style-name="T3"><text:s text:c="4"/>Following sources of data are used while executing the Capstone</text:span> <text:span text:style-name="T1">project:-</text:span></text:p>
      <text:p text:style-name="P3"/>
      <text:list xml:id="list3898453694234730386" text:style-name="L1">
        <text:list-item>
          <text:p text:style-name="P10">Data title:-</text:p>
        </text:list-item>
      </text:list>
      <text:p text:style-name="P6"><text:s text:c="9"/>Open Data published by government of UK under the section <text:s/><text:span text:style-name="T4">HM <text:s text:c="6"/><text:tab/> <text:s/><text:tab/> Land Registry</text:span>:Price Paid Data</text:p>
      <text:p text:style-name="P6"/>
      <text:p text:style-name="P5"><text:tab/>Type of Data:-</text:p>
      <text:p text:style-name="P6"><text:tab/>Dataset in form of CSV file</text:p>
      <text:p text:style-name="P6"/>
      <text:p text:style-name="P5"><text:tab/>Duration:-</text:p>
      <text:p text:style-name="P6"><text:tab/>November <text:s/>2018 data</text:p>
      <text:p text:style-name="P6"/>
      <text:p text:style-name="P5"><text:s text:c="6"/><text:tab/>Description of the dataset:-</text:p>
      <text:p text:style-name="P6"><text:tab/>Price Paid Data includes information on all property sales in England <text:tab/>and Wales that are sold for full market value and are <text:s/>lodged with us for <text:tab/>registration.</text:p>
      <text:p text:style-name="P6"/>
      <text:p text:style-name="P6"><text:tab/>The data set includes the transactions received at <text:s/>HM <text:s/>Land Registry in <text:tab/>the period from the first to the last day of November 2018.</text:p>
      <text:p text:style-name="P6"/>
      <text:p text:style-name="P6"><text:tab/>This dataset was downloaded and later hosted on <text:s/><text:tab/><text:tab/>https://labs.cognitiveclass.ai/ <text:s/>for ease use.</text:p>
      <text:p text:style-name="P6"/>
      <text:p text:style-name="P2"><text:tab/><text:span text:style-name="T2">Source:-</text:span></text:p>
      <text:p text:style-name="P6"><text:tab/><text:a xlink:type="simple" xlink:href="http://landregistry.data.gov.uk/" text:style-name="Internet_20_link" text:visited-style-name="Visited_20_Internet_20_Link">http://landregistry.data.gov.uk/</text:a></text:p>
      <text:p text:style-name="P6"/>
      <text:list xml:id="list1087570949764587294" text:style-name="L2">
        <text:list-item>
          <text:p text:style-name="P11">Data Title:-</text:p>
        </text:list-item>
      </text:list>
      <text:p text:style-name="P6"><text:tab/>Google Maps Geocoding API</text:p>
      <text:p text:style-name="P5"><text:tab/></text:p>
      <text:p text:style-name="P5"><text:tab/>Type of data:-</text:p>
      <text:p text:style-name="P6"><text:tab/>JSON</text:p>
      <text:p text:style-name="P6"/>
      <text:p text:style-name="P5"><text:tab/>Duration:-</text:p>
      <text:p text:style-name="P6"><text:tab/>N/A</text:p>
      <text:p text:style-name="P6"/>
      <text:p text:style-name="P5"><text:soft-page-break/><text:tab/></text:p>
      <text:p text:style-name="P5"><text:tab/>Description of the data:-</text:p>
      <text:p text:style-name="P6"><text:tab/>Location coordinates obtained by Gmaps API calls.</text:p>
      <text:p text:style-name="P6"><text:tab/></text:p>
      <text:p text:style-name="P6"><text:tab/>Location Information obtained from Price Paid Dataset to obtain the <text:tab/>location coordinates from Google Maps.</text:p>
      <text:p text:style-name="P2"><text:tab/></text:p>
      <text:p text:style-name="P2"><text:span text:style-name="T3"><text:tab/>A separate Python script has been developed to extract the</text:span> <text:span text:style-name="T3">unique <text:tab/>street <text:tab/>names, district names from the Price Paid Dataset and embed those in <text:tab/>the GMaps API calls to obtain the required information.</text:span></text:p>
      <text:p text:style-name="P6"/>
      <text:p text:style-name="P2"><text:tab/><text:span text:style-name="T2">Source:-</text:span></text:p>
      <text:p text:style-name="P6"><text:tab/>Google cloud platform/Google <text:s/>Maps</text:p>
      <text:p text:style-name="P5"><text:tab/></text:p>
      <text:p text:style-name="P5"><text:tab/>Data title:-</text:p>
      <text:p text:style-name="P6"><text:tab/>Foursquare location data</text:p>
      <text:p text:style-name="P5"><text:tab/></text:p>
      <text:p text:style-name="P5"><text:tab/>Type of data:-</text:p>
      <text:p text:style-name="P3"><text:tab/>JSON</text:p>
      <text:p text:style-name="P5"><text:tab/></text:p>
      <text:p text:style-name="P5"><text:tab/>Duration:-</text:p>
      <text:p text:style-name="P3"><text:tab/>N/A</text:p>
      <text:p text:style-name="P5"><text:tab/></text:p>
      <text:p text:style-name="P5"><text:tab/>Description of the data:-</text:p>
      <text:p text:style-name="P6"><text:tab/>Location coordinates obtained by Foursquare API calls.</text:p>
      <text:p text:style-name="P6"><text:tab/></text:p>
      <text:p text:style-name="P6"><text:tab/>To determine the proximity of various amenities as per the clients <text:tab/>requirement, Foursquare location data is used.</text:p>
      <text:p text:style-name="P5"><text:tab/></text:p>
      <text:p text:style-name="P5"><text:tab/>Source:-</text:p>
      <text:p text:style-name="P6"><text:tab/>https://foursquare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yatri padhy</meta:initial-creator>
    <meta:creation-date>2018-12-19T13:38:56.43</meta:creation-date>
    <dc:date>2018-12-27T08:51:15.30</dc:date>
    <dc:creator>gayatri padhy</dc:creator>
    <meta:editing-duration>PT1H29M8S</meta:editing-duration>
    <meta:editing-cycles>16</meta:editing-cycles>
    <meta:generator>OpenOffice/4.1.5$Win32 OpenOffice.org_project/415m1$Build-9789</meta:generator>
    <meta:document-statistic meta:table-count="0" meta:image-count="0" meta:object-count="0" meta:page-count="3" meta:paragraph-count="51" meta:word-count="243" meta:character-count="1665"/>
  </office:meta>
</office:document-meta>
</file>